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padding="0.049cm" fo:border="0.002cm solid #000000" style:shadow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0000"/>
    </style:style>
    <style:style style:name="T3" style:family="text">
      <style:text-properties fo:color="#ff0000" style:text-underline-style="solid" style:text-underline-width="auto" style:text-underline-color="font-color"/>
    </style:style>
    <style:style style:name="T4" style:family="text">
      <style:text-properties fo:color="#800080"/>
    </style:style>
    <style:style style:name="T5" style:family="text">
      <style:text-properties fo:color="#b80047"/>
    </style:style>
    <style:style style:name="T6" style:family="text">
      <style:text-properties fo:color="#b80047" fo:font-weight="bold" style:font-weight-asian="bold" style:font-weight-complex="bold"/>
    </style:style>
    <style:style style:name="T7" style:family="text">
      <style:text-properties fo:color="#000080"/>
    </style:style>
    <style:style style:name="T8" style:family="text">
      <style:text-properties fo:color="#000080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PE du mardi 18 Septembre</text:p>
      <text:p text:style-name="P2"/>
      <text:p text:style-name="Standard"/>
      <text:p text:style-name="P4">Projet -&gt; developper une interface homme machine WEB -&gt; Servlet (composant WEB Java)</text:p>
      <text:p text:style-name="Standard"/>
      <text:p text:style-name="Standard"><text:tab/>A l'application : Restauration des objets produit à partir de la base de données relationelle implémentée sous DERBY.</text:p>
      <text:p text:style-name="Standard"/>
      <text:p text:style-name="Standard"><text:span text:style-name="T1">Outils necessaires</text:span> :</text:p>
      <text:p text:style-name="Standard"/>
      <text:list xml:id="list3670921856927106162" text:style-name="L1">
        <text:list-item>
          <text:p text:style-name="P1">Eclipse pour Java EE ( <text:span text:style-name="T3">/!\</text:span> attention à la version X86 ou x86-64 !)</text:p>
        </text:list-item>
        <text:list-item>
          <text:p text:style-name="P1">TOMCAT dernière version stable (7.x.x) -&gt; petite configuration (roles="tomcat,<text:span text:style-name="T2">manager-gui</text:span>"/&gt;)</text:p>
        </text:list-item>
      </text:list>
      <text:p text:style-name="Standard"/>
      <text:p text:style-name="P3">JAVA en-tête de classe dans un Dynamic Web Project :</text:p>
      <text:p text:style-name="Standard"/>
      <text:p text:style-name="Standard"><text:span text:style-name="T6">package</text:span><text:span text:style-name="T9"> </text:span>controleurWEB;</text:p>
      <text:p text:style-name="Standard"/>
      <text:p text:style-name="Standard"><text:span text:style-name="T6">import</text:span> javax.servlet.http.HttpServlet;</text:p>
      <text:p text:style-name="Standard"><text:span text:style-name="T6">import</text:span><text:span text:style-name="T9"> </text:span>javax.servlet.http.HttpServletRequest;</text:p>
      <text:p text:style-name="Standard"><text:span text:style-name="T6">import</text:span> javax.servlet.http.HttpServletResponse;</text:p>
      <text:p text:style-name="Standard"/>
      <text:p text:style-name="Standard">@WebServlet(urlPatterns={<text:span text:style-name="T8">"/toto/titi"</text:span>})</text:p>
      <text:p text:style-name="Standard"><text:span text:style-name="T6">public class</text:span> controleurServlet <text:span text:style-name="T6">extends</text:span> HttpServlet {</text:p>
      <text:p text:style-name="Standard"/>
      <text:p text:style-name="Standard"><text:tab/><text:span text:style-name="T6">public void</text:span> doGet(httpServletRequest req, httpServletResponse rep)<text:span text:style-name="T9"> </text:span><text:span text:style-name="T6">throws</text:span> IOException{</text:p>
      <text:p text:style-name="Standard"/>
      <text:p text:style-name="Standard"><text:tab/><text:tab/>PrintWriter prt = rep.getWriter();</text:p>
      <text:p text:style-name="Standard"><text:tab/><text:tab/>prt.print(<text:span text:style-name="T8">"Bonjour Le Monde !"</text:span>);</text:p>
      <text:p text:style-name="Standard"><text:tab/><text:tab/>prt.close();</text:p>
      <text:p text:style-name="Standard"><text:tab/>}</text:p>
      <text:p text:style-name="Standard">}</text:p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57S</meta:editing-duration>
    <meta:editing-cycles>4</meta:editing-cycles>
    <meta:generator>OpenOffice.org/3.4.1$Win32 OpenOffice.org_project/341m1$Build-9593</meta:generator>
    <dc:date>2013-09-18T14:51:35.32</dc:date>
    <meta:document-statistic meta:table-count="0" meta:image-count="0" meta:object-count="0" meta:page-count="1" meta:paragraph-count="20" meta:word-count="108" meta:character-count="879"/>
    <meta:user-defined meta:name="Info 1"/>
    <meta:user-defined meta:name="Info 2"/>
    <meta:user-defined meta:name="Info 3"/>
    <meta:user-defined meta:name="Info 4"/>
  </office:meta>
</office:document-meta>
</file>